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91e6" officeooo:paragraph-rsid="001d24ca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  <style:style style:name="T3" style:family="text">
      <style:text-properties officeooo:rsid="001d24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<text:span text:style-name="T3">odifié par LO</text:span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tin</text:p>
          </table:table-cell>
          <table:table-cell table:style-name="Tableau1.B1" office:value-type="string">
            <text:p text:style-name="P2">Français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text:a xlink:type="simple" xlink:href="relatorio://for%20each=%22row%20in%20o.rows%22" text:style-name="Internet_20_link" text:visited-style-name="Visited_20_Internet_20_Link"> 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vocabulaire2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atin</text:p>
          </table:table-cell>
          <table:table-cell table:style-name="Tableau2.B1" office:value-type="string">
            <text:p text:style-name="P2">Français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text:a xlink:type="simple" xlink:href="relatorio://for%20each=%22row%20in%20o.answers%22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2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14M13S</meta:editing-duration>
    <meta:editing-cycles>8</meta:editing-cycles>
    <meta:generator>LibreOffice/6.3.6.2$Linux_X86_64 LibreOffice_project/30$Build-2</meta:generator>
    <meta:initial-creator>memini
        </meta:initial-creator>
    <dc:date>2020-07-15T06:35:46.843887005</dc:date>
    <dc:creator>nico </dc:creator>
    <meta:document-statistic meta:table-count="2" meta:image-count="0" meta:object-count="0" meta:page-count="2" meta:paragraph-count="14" meta:word-count="22" meta:character-count="151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